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97">
            <text:p>397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122">
            <text:p>1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95">
            <text:p>595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26">
            <text:p>2126</text:p>
          </table:table-cell>
          <table:table-cell table:style-name="ce23" office:value-type="float" office:value="234">
            <text:p>2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14">
            <text:p>81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28">
            <text:p>6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23">
            <text:p>62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473">
            <text:p>2473</text:p>
          </table:table-cell>
          <table:table-cell table:style-name="ce23" office:value-type="float" office:value="85">
            <text:p>8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599">
            <text:p>4599</text:p>
          </table:table-cell>
          <table:table-cell table:style-name="ce23" office:value-type="float" office:value="319">
            <text:p>31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